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text>Av</mtext>
            <mo stretchy="false">=</mo>
            <mfrac>
              <mtext>Vout</mtext>
              <mtext>Vin</mtext>
            </mfrac>
            <mo stretchy="false">=</mo>
            <mrow>
              <mn>1</mn>
              <mo stretchy="false">+</mo>
              <mfrac>
                <mtext>Rf</mtext>
                <mtext>Rg</mtext>
              </mfrac>
            </mrow>
          </mrow>
        </mtd>
      </mtr>
      <mtr>
        <mtd>
          <mrow>
            <mfrac>
              <mn>12</mn>
              <mn>3.3</mn>
            </mfrac>
            <mo stretchy="false">=</mo>
            <mrow>
              <mn>1</mn>
              <mo stretchy="false">+</mo>
              <mfrac>
                <mrow>
                  <mtext>1k</mtext>
                  <mi mathvariant="normal">Ω</mi>
                </mrow>
                <mtext>Rg</mtext>
              </mfrac>
            </mrow>
          </mrow>
        </mtd>
      </mtr>
      <mtr>
        <mtd>
          <mrow>
            <mrow>
              <mn>3</mn>
              <mrow>
                <mn>,63</mn>
                <mo stretchy="false">−</mo>
                <mn>1</mn>
              </mrow>
            </mrow>
            <mo stretchy="false">=</mo>
            <mfrac>
              <mn>1000</mn>
              <mtext>Rg</mtext>
            </mfrac>
          </mrow>
        </mtd>
      </mtr>
      <mtr>
        <mtd>
          <mrow>
            <mrow>
              <mtext>Rg</mtext>
              <mo stretchy="false">=</mo>
              <mfrac>
                <mn>1000</mn>
                <mrow>
                  <mn>2</mn>
                  <mn>,63</mn>
                </mrow>
              </mfrac>
              <mo stretchy="false">≈</mo>
              <mi>380</mi>
            </mrow>
            <mi mathvariant="normal">Ω</mi>
          </mrow>
        </mtd>
      </mtr>
    </mtable>
    <annotation encoding="StarMath 5.0">{ { "Av" = { "Vout" over "Vin" } } = { 1 + { "Rf" over "Rg" } } } newline { { 12 over 3.3 } = { 1 + { { "1k" %OMEGA } over "Rg" } } } newline { { 3 { ,63 - 1 } } = { 1000 over "Rg" } } newline { { { "Rg" = { 1000 over { 2 ,63 } } } approx 380 } %OMEGA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5:05:26.725000000</meta:creation-date>
    <dc:date>2024-10-30T19:55:58.391000000</dc:date>
    <meta:editing-duration>PT31M</meta:editing-duration>
    <meta:editing-cycles>5</meta:editing-cycles>
    <meta:generator>LibreOffice/24.8.0.3$Windows_X86_64 LibreOffice_project/0bdf1299c94fe897b119f97f3c613e9dca6be583</meta:generator>
  </office:meta>
</office:document-meta>
</file>